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  <table:table-cell office:value-type="string">
            <text:p>Hours_Worked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Thrus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Sunday</text:p>
          </table:table-cell>
          <table:table-cell office:value-type="string">
            <text:p>GUI Flipkart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Thrus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3">
            <text:p>23/03/14</text:p>
          </table:table-cell>
          <table:table-cell office:value-type="string">
            <text:p>Mon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4">
            <text:p>24/03/14</text:p>
          </table:table-cell>
          <table:table-cell office:value-type="string">
            <text:p>Tuesday</text:p>
          </table:table-cell>
          <table:table-cell office:value-type="string">
            <text:p>ModelDriven approach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5">
            <text:p>25/03/14</text:p>
          </table:table-cell>
          <table:table-cell office:value-type="string">
            <text:p>Wednesday</text:p>
          </table:table-cell>
          <table:table-cell office:value-type="string">
            <text:p>Twitter Bootstrap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6">
            <text:p>26/03/14</text:p>
          </table:table-cell>
          <table:table-cell office:value-type="string">
            <text:p>Thrusday</text:p>
          </table:table-cell>
          <table:table-cell office:value-type="string">
            <text:p>Twitter Bootstra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14-03-27">
            <text:p>27/03/14</text:p>
          </table:table-cell>
          <table:table-cell office:value-type="string">
            <text:p>Friday</text:p>
          </table:table-cell>
          <table:table-cell office:value-type="string">
            <text:p>Theory Test Prep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28">
            <text:p>28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3-29">
            <text:p>29/03/14</text:p>
          </table:table-cell>
          <table:table-cell office:value-type="string">
            <text:p>Sunday</text:p>
          </table:table-cell>
          <table:table-cell office:value-type="string">
            <text:p>Stock Management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3-30">
            <text:p>30/03/14</text:p>
          </table:table-cell>
          <table:table-cell office:value-type="string">
            <text:p>Monday</text:p>
          </table:table-cell>
          <table:table-cell office:value-type="string">
            <text:p>View Database Coding</text:p>
          </table:table-cell>
          <table:table-cell office:value-type="float" office:value="2.5">
            <text:p>2.5</text:p>
          </table:table-cell>
        </table:table-row>
        <table:table-row table:style-name="ro2">
          <table:table-cell office:value-type="date" office:date-value="2014-03-31">
            <text:p>31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1">
            <text:p>01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2">
            <text:p>02/04/14</text:p>
          </table:table-cell>
          <table:table-cell office:value-type="string">
            <text:p>Thrusday</text:p>
          </table:table-cell>
          <table:table-cell office:value-type="string">
            <text:p>Nothing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3">
            <text:p>03/04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4">
            <text:p>04/04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date" office:date-value="2014-04-05">
            <text:p>05/04/14</text:p>
          </table:table-cell>
          <table:table-cell office:value-type="string">
            <text:p>Saturday</text:p>
          </table:table-cell>
          <table:table-cell office:value-type="string">
            <text:p>Meeting(demo)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14-04-06">
            <text:p>06/04/14</text:p>
          </table:table-cell>
          <table:table-cell office:value-type="string">
            <text:p>Sunday</text:p>
          </table:table-cell>
          <table:table-cell office:value-type="string">
            <text:p>Flipkart Ad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4-04-07">
            <text:p>07/04/14</text:p>
          </table:table-cell>
          <table:table-cell office:value-type="string">
            <text:p>Monday</text:p>
          </table:table-cell>
          <table:table-cell office:value-type="string">
            <text:p>Nothing</text:p>
          </table:table-cell>
          <table:table-cell/>
        </table:table-row>
        <table:table-row table:style-name="ro2">
          <table:table-cell office:value-type="date" office:date-value="2014-04-08">
            <text:p>08/04/14</text:p>
          </table:table-cell>
          <table:table-cell office:value-type="string">
            <text:p>Tuesday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09">
            <text:p>09/04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14-04-10">
            <text:p>10/04/14</text:p>
          </table:table-cell>
          <table:table-cell office:value-type="string">
            <text:p>Thrusday</text:p>
          </table:table-cell>
          <table:table-cell office:value-type="string">
            <text:p>Testing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4-11T00:40:46</dc:date>
    <dc:creator>Paras Mittal</dc:creator>
    <meta:editing-duration>P0D</meta:editing-duration>
    <meta:editing-cycles>12</meta:editing-cycles>
    <meta:document-statistic meta:table-count="3" meta:cell-count="151" meta:object-count="0"/>
  </office:meta>
</office:document-meta>
</file>